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397cm" loext:contextual-spacing="false" fo:line-height="120%" fo:text-indent="0cm" style:auto-text-indent="false" fo:padding="0cm" fo:border="none"/>
      <style:text-properties fo:font-size="21pt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indent="0cm" style:auto-text-indent="false"/>
      <style:text-properties fo:font-size="12p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P4" style:family="paragraph" style:parent-style-name="Heading_20_1">
      <style:paragraph-properties fo:margin-left="0cm" fo:margin-right="0cm" fo:margin-top="0cm" fo:margin-bottom="0.397cm" loext:contextual-spacing="false" fo:line-height="120%" fo:text-align="justify" style:justify-single-word="false" fo:orphans="2" fo:widows="2" fo:text-indent="0cm" style:auto-text-indent="false" fo:padding="0cm" fo:border="none"/>
      <style:text-properties fo:font-variant="normal" fo:text-transform="none" style:font-name="Roboto" fo:font-size="21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p in C++ Standard Template Library (STL)</text:h>
      <text:p text:style-name="P2"/>
      <text:p text:style-name="Preformatted_20_Text"><text:a xlink:type="simple" xlink:href="https://www.geeksforgeeks.org/map-associative-containers-the-c-standard-template-library-stl/" text:style-name="Internet_20_link" text:visited-style-name="Visited_20_Internet_20_Link">https://www.geeksforgeeks.org/map-associative-containers-the-c-standard-template-library-stl/</text:a></text:p>
      <text:p text:style-name="Preformatted_20_Text"/>
      <text:h text:style-name="P1" text:outline-level="1">unordered_map in C++ STL</text:h>
      <text:p text:style-name="P3"/>
      <text:p text:style-name="Preformatted_20_Text"><text:a xlink:type="simple" xlink:href="https://www.geeksforgeeks.org/unordered_map-in-cpp-stl/" text:style-name="Internet_20_link" text:visited-style-name="Visited_20_Internet_20_Link">https://www.geeksforgeeks.org/unordered_map-in-cpp-stl/</text:a></text:p>
      <text:p text:style-name="Preformatted_20_Text"/>
      <text:p text:style-name="Preformatted_20_Text"/>
      <text:h text:style-name="P4" text:outline-level="1">Stack in C++ STL</text:h>
      <text:p text:style-name="Preformatted_20_Text"><text:a xlink:type="simple" xlink:href="https://www.geeksforgeeks.org/stack-in-cpp-stl/" text:style-name="Internet_20_link" text:visited-style-name="Visited_20_Internet_20_Link">https://www.geeksforgeeks.org/stack-in-cpp-stl/</text:a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4T20:23:20.115167309</dc:date>
    <meta:editing-duration>PT5M53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6" meta:word-count="18" meta:character-count="277" meta:non-whitespace-character-count="265"/>
  </office:meta>
</office:document-meta>
</file>